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91ea8" officeooo:paragraph-rsid="000cab24"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officeooo:rsid="00191ea8" officeooo:paragraph-rsid="000cab2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8pt" fo:font-weight="bold" officeooo:rsid="00191ea8" officeooo:paragraph-rsid="00191ea8"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fo:font-weight="bold" officeooo:rsid="00191ea8" officeooo:paragraph-rsid="000cab24"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455f" officeooo:paragraph-rsid="001b455f"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0191ea8" officeooo:paragraph-rsid="00191ea8" style:font-size-asian="18pt" style:font-weight-asian="normal" style:font-size-complex="18pt" style:font-weight-complex="normal"/>
    </style:style>
    <style:style style:name="P7" style:family="paragraph" style:parent-style-name="Standard">
      <style:paragraph-properties fo:text-align="justify" style:justify-single-word="false"/>
      <style:text-properties style:font-name="Liberation Serif" fo:font-size="16pt" officeooo:paragraph-rsid="000cab24" style:font-size-asian="16pt" style:font-size-complex="16pt"/>
    </style:style>
    <style:style style:name="P8" style:family="paragraph" style:parent-style-name="Standard">
      <style:paragraph-properties fo:text-align="justify" style:justify-single-word="false"/>
      <style:text-properties fo:font-size="16pt" fo:font-weight="normal" officeooo:rsid="00191ea8" officeooo:paragraph-rsid="000cab24"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bold" officeooo:rsid="00191ea8" officeooo:paragraph-rsid="000cab24"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officeooo:paragraph-rsid="000cab24" style:font-size-asian="16pt" style:font-size-complex="16pt"/>
    </style:style>
    <style:style style:name="P11" style:family="paragraph" style:parent-style-name="Standard">
      <style:paragraph-properties fo:margin-top="0.101cm" fo:margin-bottom="0.101cm" loext:contextual-spacing="false" fo:text-align="justify" style:justify-single-word="false"/>
      <style:text-properties fo:font-size="16pt" fo:font-weight="bold" officeooo:rsid="00191ea8" officeooo:paragraph-rsid="000cab24" style:font-size-asian="16pt" style:font-weight-asian="bold" style:font-size-complex="16pt" style:font-weight-complex="bold"/>
    </style:style>
    <style:style style:name="P12" style:family="paragraph" style:parent-style-name="Standard">
      <style:paragraph-properties fo:margin-top="0.101cm" fo:margin-bottom="0.101cm" loext:contextual-spacing="false" fo:text-align="justify" style:justify-single-word="false"/>
      <style:text-properties fo:font-size="16pt" fo:font-weight="normal" officeooo:rsid="00191ea8" officeooo:paragraph-rsid="000cab24" style:font-size-asian="16pt" style:font-weight-asian="normal" style:font-size-complex="16pt" style:font-weight-complex="normal"/>
    </style:style>
    <style:style style:name="P13" style:family="paragraph" style:parent-style-name="Default">
      <style:paragraph-properties fo:text-align="justify" style:justify-single-word="false"/>
      <style:text-properties fo:font-size="16pt" officeooo:paragraph-rsid="000cab24" style:font-size-asian="16pt" style:font-size-complex="16pt"/>
    </style:style>
    <style:style style:name="P14" style:family="paragraph" style:parent-style-name="Standard">
      <style:paragraph-properties fo:text-align="justify" style:justify-single-word="false"/>
      <style:text-properties fo:font-size="18pt" fo:font-weight="bold" officeooo:rsid="00191ea8" officeooo:paragraph-rsid="000cab24"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6pt" officeooo:rsid="00034d05" officeooo:paragraph-rsid="000cab24" style:font-size-asian="16pt" style:font-size-complex="16pt"/>
    </style:style>
    <style:style style:name="P16" style:family="paragraph" style:parent-style-name="Standard" style:list-style-name="L1">
      <style:paragraph-properties fo:margin-top="0.101cm" fo:margin-bottom="0.101cm" loext:contextual-spacing="false" fo:text-align="justify" style:justify-single-word="false"/>
      <style:text-properties fo:font-size="16pt" officeooo:paragraph-rsid="000cab24" style:font-size-asian="16pt" style:font-size-complex="16pt"/>
    </style:style>
    <style:style style:name="P17" style:family="paragraph" style:parent-style-name="Standard" style:list-style-name="L1">
      <style:paragraph-properties fo:margin-top="0.101cm" fo:margin-bottom="0.101cm" loext:contextual-spacing="false" fo:text-align="justify" style:justify-single-word="false"/>
      <style:text-properties style:font-name="Liberation Serif" fo:font-size="16pt" officeooo:paragraph-rsid="000cab24" style:font-size-asian="16pt" style:font-size-complex="16pt"/>
    </style:style>
    <style:style style:name="T1" style:family="text">
      <style:text-properties fo:font-size="20pt" fo:font-weight="bold" officeooo:rsid="00191ea8" style:font-size-asian="17.5pt" style:font-weight-asian="bold" style:font-size-complex="20pt" style:font-weight-complex="bold"/>
    </style:style>
    <style:style style:name="T2" style:family="text">
      <style:text-properties fo:font-weight="normal" style:font-weight-asian="normal" style:font-weight-complex="normal"/>
    </style:style>
    <style:style style:name="T3" style:family="text">
      <style:text-properties fo:font-weight="normal" officeooo:rsid="00034d05" style:font-weight-asian="normal" style:font-weight-complex="normal"/>
    </style:style>
    <style:style style:name="T4" style:family="text">
      <style:text-properties fo:font-weight="normal" officeooo:rsid="001b455f" style:font-weight-asian="normal" style:font-weight-complex="normal"/>
    </style:style>
    <style:style style:name="T5" style:family="text">
      <style:text-properties fo:font-weight="normal" officeooo:rsid="000cfa36" style:font-weight-asian="normal" style:font-weight-complex="normal"/>
    </style:style>
    <style:style style:name="T6" style:family="text">
      <style:text-properties fo:font-weight="normal" officeooo:rsid="00191ea8" style:font-weight-asian="normal" style:font-weight-complex="normal"/>
    </style:style>
    <style:style style:name="T7" style:family="text">
      <style:text-properties fo:font-weight="normal" officeooo:rsid="000ed7c8" style:font-weight-asian="normal" style:font-weight-complex="normal"/>
    </style:style>
    <style:style style:name="T8" style:family="text">
      <style:text-properties fo:font-variant="normal" fo:text-transform="none" fo:color="#000009" fo:letter-spacing="normal" fo:font-style="normal" fo:font-weight="normal" loext:padding="0cm" loext:border="none"/>
    </style:style>
    <style:style style:name="T9" style:family="text">
      <style:text-properties fo:font-variant="normal" fo:text-transform="none" fo:color="#000009" style:font-name="Liberation Serif" fo:letter-spacing="normal" fo:font-style="normal" fo:font-weight="normal" loext:padding="0cm" loext:border="none"/>
    </style:style>
    <style:style style:name="T10" style:family="text">
      <style:text-properties fo:font-variant="normal" fo:text-transform="none" fo:color="#000009" style:font-name="Liberation Serif" fo:letter-spacing="normal" loext:padding="0cm" loext:border="none"/>
    </style:style>
    <style:style style:name="T11" style:family="text">
      <style:text-properties style:font-name="Liberation Serif"/>
    </style:style>
    <style:style style:name="T12" style:family="text">
      <style:text-properties fo:font-size="18pt" fo:font-weight="normal" officeooo:rsid="00191ea8" style:font-size-asian="18pt" style:font-weight-asian="normal" style:font-size-complex="18pt" style:font-weight-complex="normal"/>
    </style:style>
    <style:style style:name="T13" style:family="text">
      <style:text-properties fo:font-size="18pt" fo:font-weight="normal" officeooo:rsid="001b455f" style:font-size-asian="18pt" style:font-weight-asian="normal" style:font-size-complex="18pt" style:font-weight-complex="normal"/>
    </style:style>
    <style:style style:name="T14" style:family="text">
      <style:text-properties fo:font-size="18pt" fo:font-weight="normal" officeooo:rsid="000ed7c8" style:font-size-asian="18pt" style:font-weight-asian="normal" style:font-size-complex="18pt" style:font-weight-complex="normal"/>
    </style:style>
    <style:style style:name="T15" style:family="text">
      <style:text-properties fo:font-size="18pt" style:font-size-asian="18pt" style:font-size-complex="18pt"/>
    </style:style>
    <style:style style:name="T16"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ll No. : </text:span><text:span text:style-name="T12">413</text:span><text:span text:style-name="T14">10<text:tab/></text:span></text:p>
      <text:p text:style-name="P3">Name : <text:span text:style-name="T7">Prem Vinod Bansod</text:span></text:p>
      <text:p text:style-name="P5">Assignment No.:<text:span text:style-name="T2"> 0</text:span><text:span text:style-name="T5">3</text:span><text:span text:style-name="T2"> (SCOA)</text:span></text:p>
      <text:p text:style-name="P6"/>
      <text:p text:style-name="P3">Problem Statement : </text:p>
      <text:p text:style-name="P2"><text:tab/><text:span text:style-name="T16">Implement Particle swarm optimization for benchmark function (eg. Square, Rosenbrock function). Initialize the population from the Standard Normal Distribution. Evaluate fitness of all particles. </text:span></text:p>
      <text:p text:style-name="P13">Use :</text:p>
      <text:p text:style-name="P13"> c1=c2 = 2 </text:p>
      <text:p text:style-name="P13"> Inertia weight is linearly varied between 0.9 to 0.4. </text:p>
      <text:p text:style-name="P8"> Global best variation </text:p>
      <text:p text:style-name="P8"/>
      <text:p text:style-name="P11"><text:span text:style-name="T15">Objective :</text:span> </text:p>
      <text:list xml:id="list3812910345" text:style-name="L1">
        <text:list-item>
          <text:p text:style-name="P16">To familiarize with <text:span text:style-name="T6">Particle swarm optimization</text:span>. </text:p>
        </text:list-item>
        <text:list-item>
          <text:p text:style-name="P17"><text:s/><text:bookmark text:name="tg_1"/><text:span text:style-name="T8">To learn about optimization algorithm</text:span>.</text:p>
        </text:list-item>
      </text:list>
      <text:p text:style-name="P8"/>
      <text:p text:style-name="P4">Software and Hardware Requirement :</text:p>
      <text:p text:style-name="P11"><text:s/><text:tab/><text:span text:style-name="T2">32/64 bit PC</text:span></text:p>
      <text:p text:style-name="P11"><text:span text:style-name="T2"><text:tab/></text:span><text:span text:style-name="T3">Python</text:span></text:p>
      <text:p text:style-name="P12"><text:tab/><text:tab/></text:p>
      <text:p text:style-name="P9"><text:span text:style-name="T15">Theory :</text:span> </text:p>
      <text:p text:style-name="P9"/>
      <text:p text:style-name="P4">Particle swarm optimization :</text:p>
      <text:p text:style-name="P10"><text:tab/><text:bookmark text:name="to_1"/><text:span text:style-name="T9">Particle swarm optimization (PSO) is a population based stochastic optimization technique </text:span><text:bookmark text:name="tp_1"/><text:span text:style-name="T9">developed by Dr. Eberhart and Dr. Kennedy in 1995, inspired by social behavior of bird flocking </text:span><text:bookmark text:name="tq_1"/><text:span text:style-name="T9">or fish schooling. PSO shares many similarities with evolutionary computation techniques such </text:span><text:bookmark text:name="tr_1"/><text:span text:style-name="T9">as Genetic Algorithms (GA). The system is initialized with a population of random solutions and </text:span><text:bookmark text:name="ts_1"/><text:span text:style-name="T9">searches for optima by updating generations. However, unlike GA, PSO has no evolution </text:span><text:bookmark text:name="tt_1"/><text:span text:style-name="T9">operators such as crossover and mutation. In PSO, the potential solutions, called particles, fly </text:span><text:bookmark text:name="tu_1"/><text:span text:style-name="T9">through the problem space by following the current optimum particles. Compared to GA, the </text:span><text:bookmark text:name="tv_1"/><text:span text:style-name="T9">advantages of PSO are that PSO is easy to implement and there are few parameters to adjust. PSO </text:span><text:bookmark text:name="tw_1"/><text:span text:style-name="T9">has been successfully applied in many areas: function optimization, artificial neural network </text:span><text:bookmark text:name="tx_1"/><text:span text:style-name="T9">training, fuzzy </text:span><text:soft-page-break/><text:span text:style-name="T9">system control, and other areas where GA can be applied. </text:span><text:bookmark text:name="ty_1"/><text:span text:style-name="T9">PSO uses a bunch of particles called </text:span><text:bookmark text:name="tz_1"/><text:span text:style-name="T9">the swarm</text:span><text:bookmark text:name="t10_1"/><text:span text:style-name="T9">. These particles are allowed to move around &amp; </text:span><text:bookmark text:name="t11_1"/><text:span text:style-name="T9">explore the search-space. </text:span><text:bookmark text:name="t12_1"/><text:span text:style-name="T9">These particles move in a direction which is guided by </text:span><text:bookmark text:name="t13_1"/><text:span text:style-name="T10">—</text:span><text:bookmark text:name="t14_1"/><text:span text:style-name="T9">1.</text:span><text:bookmark text:name="t15_1"/><text:span text:style-name="T9">The particle’s own previous velocity(</text:span><text:bookmark text:name="t16_1"/><text:span text:style-name="T9">Inertia</text:span><text:bookmark text:name="t17_1"/><text:span text:style-name="T9">)</text:span><text:bookmark text:name="t18_1"/><text:span text:style-name="T9">2.</text:span><text:bookmark text:name="t19_1"/><text:span text:style-name="T9">Distance from the individual particles’ best known position (</text:span><text:bookmark text:name="t1a_1"/><text:span text:style-name="T9">Cognitive Force</text:span><text:bookmark text:name="t1b_1"/><text:span text:style-name="T9">)</text:span><text:bookmark text:name="t1c_1"/><text:span text:style-name="T9">3.</text:span><text:bookmark text:name="t1d_1"/><text:span text:style-name="T9">Distance from the swarms best known position (</text:span><text:bookmark text:name="t1e_1"/><text:span text:style-name="T9">Social Force</text:span><text:bookmark text:name="t1f_1"/><text:span text:style-name="T9">)</text:span><text:span text:style-name="T11">The particle swarm optimization (PSO) algorithm is a population-based search algorithm based on the simulation of the social behavior of birds within a flock. The initial intent of the particle swarm concept was to graphically simulate the graceful and unpredictable choreography of a bird flock [449], with the aim of discovering patterns that govern the ability of birds to fly synchronously, and to suddenly change direction with a regrouping in an optimal formation. From this initial objective, the concept evolved into a simple and efficient optimization algorithm. In PSO, individuals, referred to as particles, are “flown” through hyperdimensional search space. Changes to the position of particles within the search space are based on the social-psychological tendency of individuals to emulate the success of other individuals. The changes to a particle within the swarm are therefore influenced by the experience, or knowledge, of its neighbors. The search behavior of a particle is thus affected by that of other particles within the swarm (PSO is therefore a kind of symbiotic cooperative algorithm). The consequence of modeling this social behavior is that the search process is such that particles stochastically return toward previously successful regions in the search space.</text:span></text:p>
      <text:p text:style-name="P7"><text:bookmark text:name="t1_2"/><text:span text:style-name="T8"><text:tab/><text:tab/>Essentially the particles collectively communicate with each other to converge faster. The </text:span><text:bookmark text:name="t2_2"/><text:span text:style-name="T8">swarm doesn’t fully explore the search space but potentially finds a better solution.</text:span><text:bookmark text:name="t3_2"/><text:span text:style-name="T8">Interestingly the overall direction of the swarm movement can be changed at any point of time </text:span><text:bookmark text:name="t4_2"/><text:span text:style-name="T8">when a particle’s individual best is better than the swarm best. This allows a lot of </text:span><text:bookmark text:name="t5_2"/><text:span text:style-name="T8">disorder </text:span><text:bookmark text:name="t6_2"/><text:span text:style-name="T8">and more chances of getting close to the global minima of the cost function </text:span><text:bookmark text:name="t7_2"/><text:span text:style-name="T8">Algorithm </text:span><text:bookmark text:name="t8_2"/><text:span text:style-name="T8">PSO is initialized with a group of random particles (solutions) and then searches for optima by </text:span><text:bookmark text:name="t9_2"/><text:span text:style-name="T8">updating generations. In every iteration, each particle is updated by following two "best" </text:span><text:bookmark text:name="ta_2"/><text:span text:style-name="T8">values. The first one is the best solution (fitness) it has achieved so far. (The fitness value is </text:span><text:bookmark text:name="tb_2"/><text:span text:style-name="T8">also stored.) This value is called pbest. Another "best" value that is tracked by the particle </text:span><text:bookmark text:name="tc_2"/><text:span text:style-name="T8">swarm optimizer is the best value, obtained so far by any particle in the population. This best </text:span><text:bookmark text:name="td_2"/><text:span text:style-name="T8">value is a global best and called gbest. When a particle takes part of the population as its </text:span><text:bookmark text:name="te_2"/><text:span text:style-name="T8">topological neighbors, </text:span><text:soft-page-break/><text:span text:style-name="T8">the best value is a local best and is called lbest. After finding the two </text:span><text:bookmark text:name="tf_2"/><text:span text:style-name="T8">best values, the particle updates its velocity and positions with following equation.</text:span></text:p>
      <text:p text:style-name="P7"/>
      <text:p text:style-name="P7"/>
      <text:p text:style-name="P8"/>
      <text:p text:style-name="P9"><text:span text:style-name="T15">Conclusion :</text:span> </text:p>
      <text:p text:style-name="P15"><text:tab/>In this assignment we learn <text:s/>the use of Partial swarn optimixation and various optimiation techniques. And their advantages over one another.</text:p>
      <text:p text:style-name="P10"/>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IN"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2:30:34.633736066</meta:creation-date>
    <dc:date>2021-05-28T12:12:09.653278423</dc:date>
    <meta:editing-duration>PT12M48S</meta:editing-duration>
    <meta:editing-cycles>5</meta:editing-cycles>
    <meta:generator>LibreOffice/6.4.7.2$Linux_X86_64 LibreOffice_project/40$Build-2</meta:generator>
    <meta:document-statistic meta:table-count="0" meta:image-count="0" meta:object-count="0" meta:page-count="3" meta:paragraph-count="22" meta:word-count="696" meta:character-count="4505" meta:non-whitespace-character-count="3810"/>
  </office:meta>
</office:document-meta>
</file>